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/>
      <table:table table:name="phi effs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layer</text:p>
          </table:table-cell>
          <table:table-cell table:style-name="Default" office:value-type="string" calcext:value-type="string">
            <text:p>ef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0.6725168333" calcext:value-type="float">
            <text:p>0.6725168333</text:p>
          </table:table-cell>
          <table:table-cell table:number-columns-repeated="2"/>
          <table:table-cell table:formula="of:=[.A2]+16" office:value-type="float" office:value="3" calcext:value-type="float">
            <text:p>3</text:p>
          </table:table-cell>
          <table:table-cell table:formula="of:=[.B2]-1" office:value-type="float" office:value="3" calcext:value-type="float">
            <text:p>3</text:p>
          </table:table-cell>
          <table:table-cell table:formula="of:=([.F2]+1)*5+[.G2]+1" office:value-type="float" office:value="24" calcext:value-type="float">
            <text:p>24</text:p>
          </table:table-cell>
          <table:table-cell table:style-name="Default" office:value-type="float" office:value="0.6725168333" calcext:value-type="float">
            <text:p>0.6725168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329755833" calcext:value-type="float">
            <text:p>0.9329755833</text:p>
          </table:table-cell>
          <table:table-cell table:number-columns-repeated="2"/>
          <table:table-cell table:formula="of:=[.A3]+16" office:value-type="float" office:value="18" calcext:value-type="float">
            <text:p>18</text:p>
          </table:table-cell>
          <table:table-cell table:formula="of:=[.B3]-1" office:value-type="float" office:value="0" calcext:value-type="float">
            <text:p>0</text:p>
          </table:table-cell>
          <table:table-cell table:formula="of:=([.F3]+1)*5+[.G3]+1" office:value-type="float" office:value="96" calcext:value-type="float">
            <text:p>96</text:p>
          </table:table-cell>
          <table:table-cell office:value-type="float" office:value="0.9329755833" calcext:value-type="float">
            <text:p>0.93297558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368261389" calcext:value-type="float">
            <text:p>0.9368261389</text:p>
          </table:table-cell>
          <table:table-cell table:number-columns-repeated="2"/>
          <table:table-cell table:formula="of:=[.A4]+16" office:value-type="float" office:value="19" calcext:value-type="float">
            <text:p>19</text:p>
          </table:table-cell>
          <table:table-cell table:formula="of:=[.B4]-1" office:value-type="float" office:value="1" calcext:value-type="float">
            <text:p>1</text:p>
          </table:table-cell>
          <table:table-cell table:formula="of:=([.F4]+1)*5+[.G4]+1" office:value-type="float" office:value="102" calcext:value-type="float">
            <text:p>102</text:p>
          </table:table-cell>
          <table:table-cell office:value-type="float" office:value="0.9368261389" calcext:value-type="float">
            <text:p>0.93682613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9145758889" calcext:value-type="float">
            <text:p>0.9145758889</text:p>
          </table:table-cell>
          <table:table-cell table:number-columns-repeated="2"/>
          <table:table-cell table:formula="of:=[.A5]+16" office:value-type="float" office:value="22" calcext:value-type="float">
            <text:p>22</text:p>
          </table:table-cell>
          <table:table-cell table:formula="of:=[.B5]-1" office:value-type="float" office:value="1" calcext:value-type="float">
            <text:p>1</text:p>
          </table:table-cell>
          <table:table-cell table:formula="of:=([.F5]+1)*5+[.G5]+1" office:value-type="float" office:value="117" calcext:value-type="float">
            <text:p>117</text:p>
          </table:table-cell>
          <table:table-cell table:style-name="ce2" office:value-type="float" office:value="0.9145758889" calcext:value-type="float">
            <text:p>0.91457588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948701" calcext:value-type="float">
            <text:p>0.948701</text:p>
          </table:table-cell>
          <table:table-cell table:number-columns-repeated="2"/>
          <table:table-cell table:formula="of:=[.A6]+16" office:value-type="float" office:value="24" calcext:value-type="float">
            <text:p>24</text:p>
          </table:table-cell>
          <table:table-cell table:formula="of:=[.B6]-1" office:value-type="float" office:value="1" calcext:value-type="float">
            <text:p>1</text:p>
          </table:table-cell>
          <table:table-cell table:formula="of:=([.F6]+1)*5+[.G6]+1" office:value-type="float" office:value="127" calcext:value-type="float">
            <text:p>127</text:p>
          </table:table-cell>
          <table:table-cell office:value-type="float" office:value="0.948701" calcext:value-type="float">
            <text:p>0.9487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9257730556" calcext:value-type="float">
            <text:p>0.9257730556</text:p>
          </table:table-cell>
          <table:table-cell table:number-columns-repeated="2"/>
          <table:table-cell table:formula="of:=[.A7]+16" office:value-type="float" office:value="26" calcext:value-type="float">
            <text:p>26</text:p>
          </table:table-cell>
          <table:table-cell table:formula="of:=[.B7]-1" office:value-type="float" office:value="3" calcext:value-type="float">
            <text:p>3</text:p>
          </table:table-cell>
          <table:table-cell table:formula="of:=([.F7]+1)*5+[.G7]+1" office:value-type="float" office:value="139" calcext:value-type="float">
            <text:p>139</text:p>
          </table:table-cell>
          <table:table-cell table:style-name="ce2" office:value-type="float" office:value="0.9257730556" calcext:value-type="float">
            <text:p>0.92577305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9549523611" calcext:value-type="float">
            <text:p>0.9549523611</text:p>
          </table:table-cell>
          <table:table-cell table:number-columns-repeated="2"/>
          <table:table-cell table:formula="of:=[.A8]+16" office:value-type="float" office:value="28" calcext:value-type="float">
            <text:p>28</text:p>
          </table:table-cell>
          <table:table-cell table:formula="of:=[.B8]-1" office:value-type="float" office:value="1" calcext:value-type="float">
            <text:p>1</text:p>
          </table:table-cell>
          <table:table-cell table:formula="of:=([.F8]+1)*5+[.G8]+1" office:value-type="float" office:value="147" calcext:value-type="float">
            <text:p>147</text:p>
          </table:table-cell>
          <table:table-cell office:value-type="float" office:value="0.9549523611" calcext:value-type="float">
            <text:p>0.95495236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9501166667" calcext:value-type="float">
            <text:p>0.9501166667</text:p>
          </table:table-cell>
          <table:table-cell table:number-columns-repeated="2"/>
          <table:table-cell table:formula="of:=[.A9]+16" office:value-type="float" office:value="30" calcext:value-type="float">
            <text:p>30</text:p>
          </table:table-cell>
          <table:table-cell table:formula="of:=[.B9]-1" office:value-type="float" office:value="1" calcext:value-type="float">
            <text:p>1</text:p>
          </table:table-cell>
          <table:table-cell table:formula="of:=([.F9]+1)*5+[.G9]+1" office:value-type="float" office:value="157" calcext:value-type="float">
            <text:p>157</text:p>
          </table:table-cell>
          <table:table-cell office:value-type="float" office:value="0.9501166667" calcext:value-type="float">
            <text:p>0.9501166667</text:p>
          </table:table-cell>
        </table:table-row>
      </table:table>
      <table:table table:name="Sheet5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25" calcext:value-type="float">
            <text:p>0.5625</text:p>
          </table:table-cell>
          <table:table-cell table:formula="of:=AVERAGE([.B1:.B24])" office:value-type="float" office:value="0.672516833333333" calcext:value-type="float">
            <text:p>0.6725168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45455" calcext:value-type="float">
            <text:p>0.74545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15068" calcext:value-type="float">
            <text:p>0.81506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4555" calcext:value-type="float">
            <text:p>0.8455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0088" calcext:value-type="float">
            <text:p>0.85008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48665" calcext:value-type="float">
            <text:p>0.84866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6796" calcext:value-type="float">
            <text:p>0.85679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05702" calcext:value-type="float">
            <text:p>0.80570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82651" calcext:value-type="float">
            <text:p>0.78265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67399" calcext:value-type="float">
            <text:p>0.76739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46641" calcext:value-type="float">
            <text:p>0.74664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81267" calcext:value-type="float">
            <text:p>0.68126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87135" calcext:value-type="float">
            <text:p>0.68713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73488" calcext:value-type="float">
            <text:p>0.67348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46945" calcext:value-type="float">
            <text:p>0.6469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4611" calcext:value-type="float">
            <text:p>0.6461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95745" calcext:value-type="float">
            <text:p>0.59574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00572" calcext:value-type="float">
            <text:p>0.60057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67568" calcext:value-type="float">
            <text:p>0.56756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22574" calcext:value-type="float">
            <text:p>0.52257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38055" calcext:value-type="float">
            <text:p>0.53805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24462" calcext:value-type="float">
            <text:p>0.52446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1001" calcext:value-type="float">
            <text:p>0.5100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19958" calcext:value-type="float">
            <text:p>0.31995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673443" calcext:value-type="float">
            <text:p>0.067344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430108" calcext:value-type="float">
            <text:p>0.0043010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Sheet6" table:style-name="ta1">
        <table:table-column table:style-name="co1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table:formula="of:=AVERAGE([.B1:.B36])" office:value-type="float" office:value="0.932975583333333" calcext:value-type="float">
            <text:p>0.932975583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939024" calcext:value-type="float">
            <text:p>0.939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7101" calcext:value-type="float">
            <text:p>0.79710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0.741525" calcext:value-type="float">
            <text:p>0.7415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18519" calcext:value-type="float">
            <text:p>0.918519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34694" calcext:value-type="float">
            <text:p>0.934694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08046" calcext:value-type="float">
            <text:p>0.90804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44388" calcext:value-type="float">
            <text:p>0.844388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35849" calcext:value-type="float">
            <text:p>0.935849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24088" calcext:value-type="float">
            <text:p>0.924088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375" calcext:value-type="float">
            <text:p>0.9375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20968" calcext:value-type="float">
            <text:p>0.920968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73171" calcext:value-type="float">
            <text:p>0.973171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0.0415973" calcext:value-type="float">
            <text:p>0.04159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77492" calcext:value-type="float">
            <text:p>0.977492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0.474576" calcext:value-type="float">
            <text:p>0.4745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04382" calcext:value-type="float">
            <text:p>0.904382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66197" calcext:value-type="float">
            <text:p>0.966197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825" calcext:value-type="float">
            <text:p>0.9825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87288" calcext:value-type="float">
            <text:p>0.987288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87229" calcext:value-type="float">
            <text:p>0.987229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78654" calcext:value-type="float">
            <text:p>0.97865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81735" calcext:value-type="float">
            <text:p>0.981735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83533" calcext:value-type="float">
            <text:p>0.983533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76879" calcext:value-type="float">
            <text:p>0.976879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77778" calcext:value-type="float">
            <text:p>0.977778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81622" calcext:value-type="float">
            <text:p>0.981622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81586" calcext:value-type="float">
            <text:p>0.981586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64349" calcext:value-type="float">
            <text:p>0.964349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75986" calcext:value-type="float">
            <text:p>0.975986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72545" calcext:value-type="float">
            <text:p>0.972545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56592" calcext:value-type="float">
            <text:p>0.95659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52381" calcext:value-type="float">
            <text:p>0.952381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58491" calcext:value-type="float">
            <text:p>0.958491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42966" calcext:value-type="float">
            <text:p>0.942966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43452" calcext:value-type="float">
            <text:p>0.943452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863071" calcext:value-type="float">
            <text:p>0.863071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792453" calcext:value-type="float">
            <text:p>0.792453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863636" calcext:value-type="float">
            <text:p>0.863636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</table:table>
      <table:table table:name="Sheet7" table:style-name="ta1">
        <table:table-column table:style-name="co1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7949" calcext:value-type="float">
            <text:p>0.717949</text:p>
          </table:table-cell>
          <table:table-cell table:formula="of:=AVERAGE([.B1:.B36])" office:value-type="float" office:value="0.936826138888889" calcext:value-type="float">
            <text:p>0.9368261389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65678" calcext:value-type="float">
            <text:p>0.656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4697" calcext:value-type="float">
            <text:p>0.94697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0.0637255" calcext:value-type="float">
            <text:p>0.06372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13043" calcext:value-type="float">
            <text:p>0.913043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25072" calcext:value-type="float">
            <text:p>0.925072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99293" calcext:value-type="float">
            <text:p>0.899293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40217" calcext:value-type="float">
            <text:p>0.940217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4517" calcext:value-type="float">
            <text:p>0.94517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48958" calcext:value-type="float">
            <text:p>0.948958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0725" calcext:value-type="float">
            <text:p>0.950725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69231" calcext:value-type="float">
            <text:p>0.969231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9285" calcext:value-type="float">
            <text:p>0.959285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0.138211" calcext:value-type="float">
            <text:p>0.1382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65932" calcext:value-type="float">
            <text:p>0.965932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0.758711" calcext:value-type="float">
            <text:p>0.7587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4152" calcext:value-type="float">
            <text:p>0.9415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68839" calcext:value-type="float">
            <text:p>0.968839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67391" calcext:value-type="float">
            <text:p>0.967391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72632" calcext:value-type="float">
            <text:p>0.97263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71971" calcext:value-type="float">
            <text:p>0.971971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76484" calcext:value-type="float">
            <text:p>0.976484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73081" calcext:value-type="float">
            <text:p>0.973081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71574" calcext:value-type="float">
            <text:p>0.971574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81943" calcext:value-type="float">
            <text:p>0.981943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64015" calcext:value-type="float">
            <text:p>0.964015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76786" calcext:value-type="float">
            <text:p>0.976786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63066" calcext:value-type="float">
            <text:p>0.963066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39573" calcext:value-type="float">
            <text:p>0.939573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58969" calcext:value-type="float">
            <text:p>0.958969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56" calcext:value-type="float">
            <text:p>0.956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39505" calcext:value-type="float">
            <text:p>0.93950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26829" calcext:value-type="float">
            <text:p>0.926829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53107" calcext:value-type="float">
            <text:p>0.953107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898428" calcext:value-type="float">
            <text:p>0.898428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53307" calcext:value-type="float">
            <text:p>0.953307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878104" calcext:value-type="float">
            <text:p>0.878104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02439" calcext:value-type="float">
            <text:p>0.902439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833333" calcext:value-type="float">
            <text:p>0.833333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875" calcext:value-type="float">
            <text:p>0.875</text:p>
          </table:table-cell>
          <table:table-cell table:number-columns-repeated="6"/>
        </table:table-row>
      </table:table>
      <table:table table:name="Sheet8" table:style-name="ta1">
        <table:table-column table:style-name="co1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40741" calcext:value-type="float">
            <text:p>0.740741</text:p>
          </table:table-cell>
          <table:table-cell table:formula="of:=AVERAGE([.B1:.B36])" office:value-type="float" office:value="0.914575888888889" calcext:value-type="float">
            <text:p>0.9145758889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761589" calcext:value-type="float">
            <text:p>0.7615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2381" calcext:value-type="float">
            <text:p>0.952381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0.0100251" calcext:value-type="float">
            <text:p>0.01002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41799" calcext:value-type="float">
            <text:p>0.941799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94958" calcext:value-type="float">
            <text:p>0.894958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95765" calcext:value-type="float">
            <text:p>0.895765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28571" calcext:value-type="float">
            <text:p>0.928571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2243" calcext:value-type="float">
            <text:p>0.952243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5645" calcext:value-type="float">
            <text:p>0.955645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0715" calcext:value-type="float">
            <text:p>0.950715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62903" calcext:value-type="float">
            <text:p>0.962903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71942" calcext:value-type="float">
            <text:p>0.971942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0.201863" calcext:value-type="float">
            <text:p>0.2018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9064" calcext:value-type="float">
            <text:p>0.959064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0.868603" calcext:value-type="float">
            <text:p>0.8686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68622" calcext:value-type="float">
            <text:p>0.96862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74235" calcext:value-type="float">
            <text:p>0.97423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80431" calcext:value-type="float">
            <text:p>0.98043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5993" calcext:value-type="float">
            <text:p>0.95993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82301" calcext:value-type="float">
            <text:p>0.982301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76068" calcext:value-type="float">
            <text:p>0.976068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80099" calcext:value-type="float">
            <text:p>0.98009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69856" calcext:value-type="float">
            <text:p>0.969856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76994" calcext:value-type="float">
            <text:p>0.976994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7769" calcext:value-type="float">
            <text:p>0.97769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83607" calcext:value-type="float">
            <text:p>0.983607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62547" calcext:value-type="float">
            <text:p>0.962547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38879" calcext:value-type="float">
            <text:p>0.938879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51087" calcext:value-type="float">
            <text:p>0.951087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46688" calcext:value-type="float">
            <text:p>0.946688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06031" calcext:value-type="float">
            <text:p>0.906031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843137" calcext:value-type="float">
            <text:p>0.843137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838323" calcext:value-type="float">
            <text:p>0.838323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854103" calcext:value-type="float">
            <text:p>0.854103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12844" calcext:value-type="float">
            <text:p>0.912844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772727" calcext:value-type="float">
            <text:p>0.772727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95745" calcext:value-type="float">
            <text:p>0.595745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06061" calcext:value-type="float">
            <text:p>0.606061</text:p>
          </table:table-cell>
          <table:table-cell table:number-columns-repeated="6"/>
        </table:table-row>
      </table:table>
      <table:table table:name="Sheet9" table:style-name="ta1">
        <table:table-column table:style-name="co1" table:number-columns-repeated="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AVERAGE([.B13:.B48])" office:value-type="float" office:value="0.948701" calcext:value-type="float">
            <text:p>0.9487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363" calcext:value-type="float">
            <text:p>0.0436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85773" calcext:value-type="float">
            <text:p>0.68577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41681" calcext:value-type="float">
            <text:p>0.94168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71098" calcext:value-type="float">
            <text:p>0.97109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67273" calcext:value-type="float">
            <text:p>0.96727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76277" calcext:value-type="float">
            <text:p>0.97627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83636" calcext:value-type="float">
            <text:p>0.98363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78405" calcext:value-type="float">
            <text:p>0.97840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76577" calcext:value-type="float">
            <text:p>0.97657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90625" calcext:value-type="float">
            <text:p>0.99062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75986" calcext:value-type="float">
            <text:p>0.97598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85646" calcext:value-type="float">
            <text:p>0.98564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90476" calcext:value-type="float">
            <text:p>0.99047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80803" calcext:value-type="float">
            <text:p>0.98080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92318" calcext:value-type="float">
            <text:p>0.99231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73199" calcext:value-type="float">
            <text:p>0.97319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83918" calcext:value-type="float">
            <text:p>0.98391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95092" calcext:value-type="float">
            <text:p>0.99509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87179" calcext:value-type="float">
            <text:p>0.98717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86523" calcext:value-type="float">
            <text:p>0.98652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83486" calcext:value-type="float">
            <text:p>0.98348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87517" calcext:value-type="float">
            <text:p>0.98751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86033" calcext:value-type="float">
            <text:p>0.98603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86864" calcext:value-type="float">
            <text:p>0.98686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81982" calcext:value-type="float">
            <text:p>0.98198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75779" calcext:value-type="float">
            <text:p>0.97577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43515" calcext:value-type="float">
            <text:p>0.94351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57359" calcext:value-type="float">
            <text:p>0.95735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58453" calcext:value-type="float">
            <text:p>0.95845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43583" calcext:value-type="float">
            <text:p>0.94358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16667" calcext:value-type="float">
            <text:p>0.91666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26829" calcext:value-type="float">
            <text:p>0.926829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05093" calcext:value-type="float">
            <text:p>0.90509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01163" calcext:value-type="float">
            <text:p>0.90116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835821" calcext:value-type="float">
            <text:p>0.83582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825397" calcext:value-type="float">
            <text:p>0.82539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778761" calcext:value-type="float">
            <text:p>0.77876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722222" calcext:value-type="float">
            <text:p>0.722222</text:p>
          </table:table-cell>
          <table:table-cell/>
        </table:table-row>
      </table:table>
      <table:table table:name="Sheet10" table:style-name="ta1">
        <table:table-column table:style-name="co1" table:number-columns-repeated="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AVERAGE([.B13:.B48])" office:value-type="float" office:value="0.925773055555556" calcext:value-type="float">
            <text:p>0.92577305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01493" calcext:value-type="float">
            <text:p>0.10149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19212" calcext:value-type="float">
            <text:p>0.71921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12104" calcext:value-type="float">
            <text:p>0.91210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63293" calcext:value-type="float">
            <text:p>0.96329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39609" calcext:value-type="float">
            <text:p>0.93960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60199" calcext:value-type="float">
            <text:p>0.96019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70696" calcext:value-type="float">
            <text:p>0.97069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85115" calcext:value-type="float">
            <text:p>0.98511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61694" calcext:value-type="float">
            <text:p>0.96169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73214" calcext:value-type="float">
            <text:p>0.97321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76898" calcext:value-type="float">
            <text:p>0.97689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83831" calcext:value-type="float">
            <text:p>0.98383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82704" calcext:value-type="float">
            <text:p>0.98270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877" calcext:value-type="float">
            <text:p>0.987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83425" calcext:value-type="float">
            <text:p>0.9834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81818" calcext:value-type="float">
            <text:p>0.98181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3109" calcext:value-type="float">
            <text:p>0.9310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82216" calcext:value-type="float">
            <text:p>0.98221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80738" calcext:value-type="float">
            <text:p>0.98073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8329" calcext:value-type="float">
            <text:p>0.983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24092" calcext:value-type="float">
            <text:p>0.92409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7426" calcext:value-type="float">
            <text:p>0.9742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73973" calcext:value-type="float">
            <text:p>0.97397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75138" calcext:value-type="float">
            <text:p>0.97513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17369" calcext:value-type="float">
            <text:p>0.91736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72565" calcext:value-type="float">
            <text:p>0.97256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67532" calcext:value-type="float">
            <text:p>0.96753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374" calcext:value-type="float">
            <text:p>0.937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28264" calcext:value-type="float">
            <text:p>0.92826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41388" calcext:value-type="float">
            <text:p>0.94138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09091" calcext:value-type="float">
            <text:p>0.90909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858796" calcext:value-type="float">
            <text:p>0.85879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832311" calcext:value-type="float">
            <text:p>0.83231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898352" calcext:value-type="float">
            <text:p>0.89835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819672" calcext:value-type="float">
            <text:p>0.81967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744828" calcext:value-type="float">
            <text:p>0.74482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27451" calcext:value-type="float">
            <text:p>0.62745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85714" calcext:value-type="float">
            <text:p>0.685714</text:p>
          </table:table-cell>
          <table:table-cell/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1111" calcext:value-type="float">
            <text:p>0.611111</text:p>
          </table:table-cell>
          <table:table-cell table:formula="of:=AVERAGE([.B1:.B36])" office:value-type="float" office:value="0.954952361111111" calcext:value-type="float">
            <text:p>0.95495236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76289" calcext:value-type="float">
            <text:p>0.87628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01841" calcext:value-type="float">
            <text:p>0.90184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76494" calcext:value-type="float">
            <text:p>0.87649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1746" calcext:value-type="float">
            <text:p>0.9174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45238" calcext:value-type="float">
            <text:p>0.94523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16667" calcext:value-type="float">
            <text:p>0.916667</text:p>
          </table:table-cell>
          <table:table-cell/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35338" calcext:value-type="float">
            <text:p>0.93533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45946" calcext:value-type="float">
            <text:p>0.94594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85411" calcext:value-type="float">
            <text:p>0.98541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80501" calcext:value-type="float">
            <text:p>0.98050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78417" calcext:value-type="float">
            <text:p>0.97841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73761" calcext:value-type="float">
            <text:p>0.97376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78362" calcext:value-type="float">
            <text:p>0.97836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61832" calcext:value-type="float">
            <text:p>0.96183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79048" calcext:value-type="float">
            <text:p>0.97904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67332" calcext:value-type="float">
            <text:p>0.96733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80769" calcext:value-type="float">
            <text:p>0.980769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88854" calcext:value-type="float">
            <text:p>0.98885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86649" calcext:value-type="float">
            <text:p>0.98664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87842" calcext:value-type="float">
            <text:p>0.98784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92504" calcext:value-type="float">
            <text:p>0.99250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82428" calcext:value-type="float">
            <text:p>0.98242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90528" calcext:value-type="float">
            <text:p>0.99052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80712" calcext:value-type="float">
            <text:p>0.98071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90437" calcext:value-type="float">
            <text:p>0.99043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86348" calcext:value-type="float">
            <text:p>0.98634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76526" calcext:value-type="float">
            <text:p>0.97652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75469" calcext:value-type="float">
            <text:p>0.97546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84021" calcext:value-type="float">
            <text:p>0.98402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7541" calcext:value-type="float">
            <text:p>0.9754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83494" calcext:value-type="float">
            <text:p>0.98349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78638" calcext:value-type="float">
            <text:p>0.978638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80186" calcext:value-type="float">
            <text:p>0.980186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62742" calcext:value-type="float">
            <text:p>0.96274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6368" calcext:value-type="float">
            <text:p>0.96368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57263" calcext:value-type="float">
            <text:p>0.55726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509091" calcext:value-type="float">
            <text:p>0.050909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4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AVERAGE([.B1:.B36])" office:value-type="float" office:value="0.950116666666667" calcext:value-type="float">
            <text:p>0.95011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3578" calcext:value-type="float">
            <text:p>0.9357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41935" calcext:value-type="float">
            <text:p>0.94193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19355" calcext:value-type="float">
            <text:p>0.91935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95954" calcext:value-type="float">
            <text:p>0.89595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18421" calcext:value-type="float">
            <text:p>0.91842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47262" calcext:value-type="float">
            <text:p>0.94726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2174" calcext:value-type="float">
            <text:p>0.95217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20068" calcext:value-type="float">
            <text:p>0.92006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6873" calcext:value-type="float">
            <text:p>0.95687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79798" calcext:value-type="float">
            <text:p>0.97979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63365" calcext:value-type="float">
            <text:p>0.96336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77401" calcext:value-type="float">
            <text:p>0.97740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18919" calcext:value-type="float">
            <text:p>0.91891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67939" calcext:value-type="float">
            <text:p>0.96793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66011" calcext:value-type="float">
            <text:p>0.96601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7861" calcext:value-type="float">
            <text:p>0.9786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78313" calcext:value-type="float">
            <text:p>0.97831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81707" calcext:value-type="float">
            <text:p>0.98170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80341" calcext:value-type="float">
            <text:p>0.98034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86567" calcext:value-type="float">
            <text:p>0.98656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83793" calcext:value-type="float">
            <text:p>0.98379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94798" calcext:value-type="float">
            <text:p>0.99479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83051" calcext:value-type="float">
            <text:p>0.98305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82533" calcext:value-type="float">
            <text:p>0.98253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63287" calcext:value-type="float">
            <text:p>0.96328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90838" calcext:value-type="float">
            <text:p>0.99083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79943" calcext:value-type="float">
            <text:p>0.97994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34985" calcext:value-type="float">
            <text:p>0.93498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76103" calcext:value-type="float">
            <text:p>0.97610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88741" calcext:value-type="float">
            <text:p>0.98874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75921" calcext:value-type="float">
            <text:p>0.97592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80315" calcext:value-type="float">
            <text:p>0.98031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78479" calcext:value-type="float">
            <text:p>0.97847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78632" calcext:value-type="float">
            <text:p>0.97863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45988" calcext:value-type="float">
            <text:p>0.94598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702458" calcext:value-type="float">
            <text:p>0.70245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81488" calcext:value-type="float">
            <text:p>0.018148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 style:data-style-name="N2" text:time-value="23:30:16.4386679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8:14:55.250471830</meta:creation-date>
    <dc:date>2017-06-22T23:56:34.673741424</dc:date>
    <meta:editing-duration>PT1H33M13S</meta:editing-duration>
    <meta:editing-cycles>17</meta:editing-cycles>
    <meta:generator>LibreOffice/5.1.6.2$Linux_X86_64 LibreOffice_project/10m0$Build-2</meta:generator>
    <meta:document-statistic meta:table-count="9" meta:cell-count="835" meta:object-count="0"/>
  </office:meta>
</office:document-meta>
</file>